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2da6"/>
    </style:style>
    <style:style style:name="T1" style:family="text">
      <style:text-properties officeooo:rsid="000c2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an OpenOffice odt document. It was created with LibreOff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</meta:initial-creator>
    <meta:creation-date>2013-11-06T10:28:22</meta:creation-date>
    <meta:generator>LibreOffice/3.6$Linux_X86_64 LibreOffice_project/360m1$Build-2</meta:generator>
    <dc:date>2013-11-06T10:32:42</dc:date>
    <dc:creator>Dan </dc:creator>
    <meta:document-statistic meta:table-count="0" meta:image-count="0" meta:object-count="0" meta:page-count="1" meta:paragraph-count="1" meta:word-count="11" meta:character-count="68" meta:non-whitespace-character-count="58"/>
  </office:meta>
</office:document-meta>
</file>